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000080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text-properties style:use-window-font-color="true" fo:font-size="28pt" style:font-size-asian="18pt" style:font-size-complex="18pt"/>
    </style:style>
    <style:style style:name="P2" style:family="paragraph">
      <style:paragraph-properties fo:margin-top="0.3cm" fo:margin-bottom="0.3cm"/>
      <style:text-properties fo:font-size="22pt" style:font-size-asian="18pt" style:font-size-complex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43cm" svg:height="1.352cm" svg:x="1.5cm" svg:y="1.6cm">
          <draw:text-box>
            <text:p text:style-name="P1">Milhouse gst pipeline</text:p>
          </draw:text-box>
        </draw:frame>
        <draw:frame draw:style-name="gr2" draw:text-style-name="P2" draw:layer="layout" svg:width="1.539cm" svg:height="1.119cm" svg:x="9.882cm" svg:y="4.8cm">
          <draw:text-box>
            <text:p text:style-name="P2">src</text:p>
          </draw:text-box>
        </draw:frame>
        <draw:frame draw:style-name="gr2" draw:text-style-name="P2" draw:layer="layout" svg:width="6.619cm" svg:height="3.455cm" svg:x="7.7cm" svg:y="7.244cm">
          <draw:text-box>
            <text:p text:style-name="P2">capsfilter</text:p>
            <text:p text:style-name="P2">ffmpegcolorspace</text:p>
            <text:p text:style-name="P2">...</text:p>
          </draw:text-box>
        </draw:frame>
        <draw:frame draw:style-name="gr2" draw:text-style-name="P2" draw:layer="layout" svg:width="3.05cm" svg:height="1.119cm" svg:x="9.268cm" svg:y="12.025cm">
          <draw:text-box>
            <text:p text:style-name="P2">encode</text:p>
          </draw:text-box>
        </draw:frame>
        <draw:frame draw:style-name="gr2" draw:text-style-name="P2" draw:layer="layout" svg:width="6.797cm" svg:height="1.119cm" svg:x="7.736cm" svg:y="14.469cm">
          <draw:text-box>
            <text:p text:style-name="P2">udpsink / rtsp stuff</text:p>
          </draw:text-box>
        </draw:frame>
        <draw:frame draw:style-name="gr2" draw:text-style-name="P2" draw:layer="layout" svg:width="2.835cm" svg:height="1.119cm" svg:x="9.355cm" svg:y="17.913cm">
          <draw:text-box>
            <text:p text:style-name="P2">updsrc</text:p>
          </draw:text-box>
        </draw:frame>
        <draw:frame draw:style-name="gr2" draw:text-style-name="P2" draw:layer="layout" svg:width="3.05cm" svg:height="1.119cm" svg:x="9.268cm" svg:y="20.358cm">
          <draw:text-box>
            <text:p text:style-name="P2">decode</text:p>
          </draw:text-box>
        </draw:frame>
        <draw:frame draw:style-name="gr2" draw:text-style-name="P2" draw:layer="layout" svg:width="1.886cm" svg:height="1.119cm" svg:x="9.742cm" svg:y="22.8cm">
          <draw:text-box>
            <text:p text:style-name="P2">sink</text:p>
          </draw:text-box>
        </draw:frame>
        <draw:line draw:style-name="gr3" draw:text-style-name="P3" draw:layer="layout" svg:x1="10.7cm" svg:y1="6.1cm" svg:x2="10.7cm" svg:y2="7.1cm">
          <text:p/>
        </draw:line>
        <draw:line draw:style-name="gr3" draw:text-style-name="P3" draw:layer="layout" svg:x1="10.7cm" svg:y1="10.9cm" svg:x2="10.7cm" svg:y2="11.9cm">
          <text:p/>
        </draw:line>
        <draw:line draw:style-name="gr3" draw:text-style-name="P3" draw:layer="layout" svg:x1="10.7cm" svg:y1="13.3cm" svg:x2="10.7cm" svg:y2="14.3cm">
          <text:p/>
        </draw:line>
        <draw:line draw:style-name="gr4" draw:text-style-name="P3" draw:layer="layout" svg:x1="10.7cm" svg:y1="15.8cm" svg:x2="10.7cm" svg:y2="17.8cm">
          <text:p/>
        </draw:line>
        <draw:line draw:style-name="gr5" draw:text-style-name="P3" draw:layer="layout" svg:x1="1cm" svg:y1="16.5cm" svg:x2="20.59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ijay </meta:initial-creator>
    <meta:creation-date>2011-05-19T15:23:42</meta:creation-date>
    <dc:date>2011-05-19T15:34:51</dc:date>
    <dc:creator>vijay </dc:creator>
    <meta:editing-duration>PT00H11M11S</meta:editing-duration>
    <meta:editing-cycles>1</meta:editing-cycles>
    <meta:document-statistic meta:object-count="13"/>
    <meta:generator>OpenOffice.org/3.2$Unix OpenOffice.org_project/320m12$Build-9483</meta:generator>
  </office:meta>
</office:document-meta>
</file>